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8f1a" officeooo:paragraph-rsid="00178f1a"/>
    </style:style>
    <style:style style:name="P2" style:family="paragraph" style:parent-style-name="Standard">
      <style:text-properties officeooo:rsid="0017b255" officeooo:paragraph-rsid="0017b255"/>
    </style:style>
    <style:style style:name="P3" style:family="paragraph" style:parent-style-name="Standard">
      <style:text-properties officeooo:rsid="0017b255" officeooo:paragraph-rsid="001af167"/>
    </style:style>
    <style:style style:name="P4" style:family="paragraph" style:parent-style-name="Standard">
      <style:text-properties style:text-underline-style="solid" style:text-underline-width="auto" style:text-underline-color="font-color" fo:font-weight="bold" officeooo:rsid="0017b255" officeooo:paragraph-rsid="0017b255"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922fc" officeooo:paragraph-rsid="001922fc"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af167" officeooo:paragraph-rsid="001af167" style:font-weight-asian="bold" style:font-weight-complex="bold"/>
    </style:style>
    <style:style style:name="P7" style:family="paragraph" style:parent-style-name="Standard">
      <style:text-properties fo:font-style="normal" style:text-underline-style="solid" style:text-underline-width="auto" style:text-underline-color="font-color" fo:font-weight="bold" officeooo:rsid="0017b255" officeooo:paragraph-rsid="0017b255" style:font-style-asian="normal" style:font-weight-asian="bold" style:font-style-complex="normal" style:font-weight-complex="bold"/>
    </style:style>
    <style:style style:name="P8" style:family="paragraph" style:parent-style-name="Standard">
      <style:text-properties officeooo:rsid="001922fc" officeooo:paragraph-rsid="001922fc"/>
    </style:style>
    <style:style style:name="P9" style:family="paragraph" style:parent-style-name="Standard">
      <style:text-properties officeooo:rsid="001af167" officeooo:paragraph-rsid="001af167"/>
    </style:style>
    <style:style style:name="P10" style:family="paragraph" style:parent-style-name="Standard">
      <style:text-properties officeooo:rsid="001ba775" officeooo:paragraph-rsid="001ba775"/>
    </style:style>
    <style:style style:name="P11" style:family="paragraph" style:parent-style-name="Standard">
      <style:text-properties officeooo:rsid="001af167" officeooo:paragraph-rsid="001af167"/>
    </style:style>
    <style:style style:name="P12" style:family="paragraph" style:parent-style-name="Standard" style:list-style-name="L1">
      <style:text-properties officeooo:rsid="001af167" officeooo:paragraph-rsid="001af167"/>
    </style:style>
    <style:style style:name="P13" style:family="paragraph" style:parent-style-name="Standard">
      <style:text-properties officeooo:rsid="001af167" officeooo:paragraph-rsid="00210ef1"/>
    </style:style>
    <style:style style:name="P14" style:family="paragraph" style:parent-style-name="Standard" style:list-style-name="L1">
      <style:text-properties officeooo:rsid="001922fc" officeooo:paragraph-rsid="001922fc"/>
    </style:style>
    <style:style style:name="P15" style:family="paragraph" style:parent-style-name="Standard">
      <style:text-properties style:text-underline-style="solid" style:text-underline-width="auto" style:text-underline-color="font-color" officeooo:rsid="001ba775" officeooo:paragraph-rsid="00210ef1"/>
    </style:style>
    <style:style style:name="P16" style:family="paragraph" style:parent-style-name="Standard">
      <style:text-properties style:text-underline-style="solid" style:text-underline-width="auto" style:text-underline-color="font-color" fo:font-weight="bold" officeooo:rsid="001f4e60" officeooo:paragraph-rsid="001f4e60"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210ef1" officeooo:paragraph-rsid="00210ef1"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1af167" officeooo:paragraph-rsid="00210ef1"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224af4" officeooo:paragraph-rsid="00224af4" style:font-weight-asian="bold" style:font-weight-complex="bold"/>
    </style:style>
    <style:style style:name="P20" style:family="paragraph" style:parent-style-name="Standard">
      <style:text-properties style:text-underline-style="solid" style:text-underline-width="auto" style:text-underline-color="font-color" officeooo:rsid="001d6ef8" officeooo:paragraph-rsid="00210ef1"/>
    </style:style>
    <style:style style:name="P21" style:family="paragraph" style:parent-style-name="Standard">
      <style:text-properties style:text-underline-style="solid" style:text-underline-width="auto" style:text-underline-color="font-color" fo:font-weight="normal" officeooo:rsid="001ba775" officeooo:paragraph-rsid="00210ef1" style:font-weight-asian="normal" style:font-weight-complex="normal"/>
    </style:style>
    <style:style style:name="P22" style:family="paragraph" style:parent-style-name="Standard">
      <style:text-properties officeooo:rsid="00178f1a" officeooo:paragraph-rsid="00178f1a"/>
    </style:style>
    <style:style style:name="P23" style:family="paragraph" style:parent-style-name="Standard">
      <style:text-properties officeooo:rsid="001f4e60" officeooo:paragraph-rsid="001f4e60"/>
    </style:style>
    <style:style style:name="P24" style:family="paragraph" style:parent-style-name="Standard">
      <style:text-properties officeooo:rsid="0017b255" officeooo:paragraph-rsid="0017b255"/>
    </style:style>
    <style:style style:name="P25" style:family="paragraph" style:parent-style-name="Standard">
      <style:text-properties officeooo:rsid="00210ef1" officeooo:paragraph-rsid="00210ef1"/>
    </style:style>
    <style:style style:name="P26" style:family="paragraph" style:parent-style-name="Standard">
      <style:text-properties officeooo:rsid="001ba775" officeooo:paragraph-rsid="001af167"/>
    </style:style>
    <style:style style:name="P27" style:family="paragraph" style:parent-style-name="Standard">
      <style:text-properties officeooo:rsid="001ba775" officeooo:paragraph-rsid="00210ef1"/>
    </style:style>
    <style:style style:name="P28" style:family="paragraph" style:parent-style-name="Standard">
      <style:text-properties officeooo:rsid="001d6ef8" officeooo:paragraph-rsid="00210ef1"/>
    </style:style>
    <style:style style:name="P29" style:family="paragraph" style:parent-style-name="Standard">
      <style:text-properties style:text-underline-style="none" officeooo:rsid="001af167" officeooo:paragraph-rsid="00210ef1"/>
    </style:style>
    <style:style style:name="P30" style:family="paragraph" style:parent-style-name="Standard">
      <style:text-properties officeooo:rsid="00224af4" officeooo:paragraph-rsid="00224af4"/>
    </style:style>
    <style:style style:name="P31" style:family="paragraph" style:parent-style-name="Standard">
      <style:text-properties officeooo:rsid="002312a1" officeooo:paragraph-rsid="002312a1"/>
    </style:style>
    <style:style style:name="P32" style:family="paragraph" style:parent-style-name="Standard">
      <style:text-properties officeooo:rsid="0023c3a6" officeooo:paragraph-rsid="0023c3a6"/>
    </style:style>
    <style:style style:name="P33" style:family="paragraph" style:parent-style-name="Standard">
      <style:text-properties officeooo:rsid="0024cc4e" officeooo:paragraph-rsid="0024cc4e"/>
    </style:style>
    <style:style style:name="P34" style:family="paragraph" style:parent-style-name="Standard">
      <style:text-properties officeooo:rsid="00263ccd" officeooo:paragraph-rsid="00263ccd"/>
    </style:style>
    <style:style style:name="P35" style:family="paragraph" style:parent-style-name="Standard" style:list-style-name="L2">
      <style:text-properties officeooo:rsid="00263ccd" officeooo:paragraph-rsid="00263ccd"/>
    </style:style>
    <style:style style:name="T1" style:family="text">
      <style:text-properties officeooo:rsid="001922f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d6ef8"/>
    </style:style>
    <style:style style:name="T4" style:family="text">
      <style:text-properties officeooo:rsid="0023c3a6"/>
    </style:style>
    <style:style style:name="T5" style:family="text">
      <style:text-properties officeooo:rsid="0024cc4e"/>
    </style:style>
    <style:style style:name="T6" style:family="text">
      <style:text-properties officeooo:rsid="00263cc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My Destiny</text:p>
      <text:p text:style-name="P1"/>
      <text:p text:style-name="P1"/>
      <text:p text:style-name="P1"/>
      <text:p text:style-name="P1"/>
      <text:p text:style-name="P1"/>
      <text:p text:style-name="P1">Master in Data Science 4th edition</text:p>
      <text:p text:style-name="P1"/>
      <text:p text:style-name="P1">Víctor Cordero López</text:p>
      <text:p text:style-name="P1">Javier Martín Martí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text:soft-page-break/>Introducción</text:p>
      <text:p text:style-name="P30"/>
      <text:p text:style-name="P1">A continuación se presenta una memoria del proyecto realizado de una manera concisa, describiendo la metodología utilizada, así como los elementos construidos durante el desarrollo y que pueden encontrarse en el repositorio del proyecto:</text:p>
      <text:p text:style-name="P1"/>
      <text:p text:style-name="P1"><text:a xlink:type="simple" xlink:href="https://github.com/evolsidog/MyDestiny" text:style-name="Internet_20_link" text:visited-style-name="Visited_20_Internet_20_Link">https://github.com/evolsidog/MyDestiny</text:a></text:p>
      <text:p text:style-name="P1"/>
      <text:p text:style-name="P1">También se describirá la aplicación final que contiene la lógica necesaria para poder recomendar viajes y mostrar los puntos de interés (POI de aquí en adelante) de cada país. Para concluir se describirá un breve manual de usuario así como los posibles objetivos futuros.</text:p>
      <text:p text:style-name="P1"/>
      <text:p text:style-name="P16">Objetivo del proyecto</text:p>
      <text:p text:style-name="P23"/>
      <text:p text:style-name="P31">El objetivo principal del proyecto consistía en realizar una aplicación que pudiera recomendar viajes en base los gustos del usuario. También como objetivo secundario se buscaba ayudar al usuario a disfrutar del viaje recomendado mostrándole los mejores sitios para ver en ese país. </text:p>
      <text:p text:style-name="P1"/>
      <text:p text:style-name="P1"/>
      <text:p text:style-name="P4">Preparación de los datos:</text:p>
      <text:p text:style-name="P31"/>
      <text:p text:style-name="P31">Los datos de los que partimos son datos de vuelos correctamente anonimizados. Al ser privados solamente comentaremos que <text:span text:style-name="T4">era un archivo con 66 columnas, con datos acerca de cada vuelo e identificados por un campo denominado “localizador”. Los datos contenían valores nulos, fechas, cadenas y valores numéricos.</text:span></text:p>
      <text:p text:style-name="P32">Los datos que se nos proporcionaron venían un archivo comprimido, el cual contenía un csv de un peso aproximado de 3,3 GB, con un total de más de 9 millones y medios de registros.</text:p>
      <text:p text:style-name="P2"/>
      <text:p text:style-name="P2">La preparación de los datos se llevó a cabo en el notebook “First <text:span text:style-name="T5">exploratory</text:span> analisis.ipynb”.</text:p>
      <text:p text:style-name="P2"/>
      <text:p text:style-name="P2">Se hicieron varias iteraciones hasta <text:span text:style-name="T4">obtener</text:span> los datos que alimentarían el modelo.</text:p>
      <text:p text:style-name="P2"/>
      <text:p text:style-name="P2">(Ver correos con Isra)</text:p>
      <text:p text:style-name="P2"/>
      <text:p text:style-name="P2">Iteración 1: <text:span text:style-name="T5">Se agrupó por rloc (localizador de viaje) y por persona pensando que se podían trazar las escalas del viaje.</text:span></text:p>
      <text:p text:style-name="P2"/>
      <text:p text:style-name="P2">Iteración 2: <text:span text:style-name="T5">Se observa que no hay hora de vuelos, por lo que no se puede utilizar lo anterior. Se ignoran las conexiones y se toma cada registro como un cliente adquiriendo un producto.</text:span></text:p>
      <text:p text:style-name="P2"/>
      <text:p text:style-name="P33">Iteración 3: Al agrupar por rloc se ve que hay registros con mismo rloc, lo cual perjudica si tomamos cada registro como un vuelo de principio a fin. Se ve que sobre un 70% tienen un solo rloc y un 9% 2 rlocs. Se ignoran el resto de registros que tengan un rloc que sea compartido más de 2 veces. <text:span text:style-name="T6">Se quitan porque si tienen muchos rloc quizá solo hagan un viaje con muchas escalas, pero parecerá al tomar cada registro como un vuelo como que es muy viajero, así que optamos por ignorar esos registros a la hora de entrenar el modelo.</text:span></text:p>
      <text:p text:style-name="P33"/>
      <text:p text:style-name="P33">Iteración 4: Para hacer lo anterior se pensó procesarlo por trozos con pandas pero se descubre que los registros no están ordenados por rloc. Primero hay que crear un histograma con los rloc y el número de registros que tienen ese rloc recorriendo todo el conjunto de datos 2 veces, una para crear el histograma y otra para comparar con él y quitarlos del conjunto de datos finales.</text:p>
      <text:p text:style-name="P33"/>
      <text:p text:style-name="P33"><text:soft-page-break/>Iteración 5: Se recupera la agrupación por rloc y persona. En lugar de coger el campo dni que no es como cabría esperar por el nombre, se identifica por el campo “full_name”, que no viene nunca vacío.</text:p>
      <text:p text:style-name="P33"/>
      <text:p text:style-name="P34">Finalmente el histograma nos revela que hay un total de 1042765 claves de rloc, y nos quedamos con 5670522 registros, los cuales pasan de tener 66 columnas a 7: </text:p>
      <text:p text:style-name="P34"/>
      <text:list xml:id="list469490048913655313" text:style-name="L2">
        <text:list-item>
          <text:p text:style-name="P35">rloc: identificador de viaje</text:p>
        </text:list-item>
        <text:list-item>
          <text:p text:style-name="P35">full_name: nombre completo de la persona</text:p>
        </text:list-item>
        <text:list-item>
          <text:p text:style-name="P35">departure_date_leg: fecha de salida en formato YYYY-MM-DD</text:p>
        </text:list-item>
        <text:list-item>
          <text:p text:style-name="P35">board_point: ciudad de salida.</text:p>
        </text:list-item>
        <text:list-item>
          <text:p text:style-name="P35">board_country_code: país de salida.</text:p>
        </text:list-item>
        <text:list-item>
          <text:p text:style-name="P35">off_point: ciudad de destino</text:p>
        </text:list-item>
        <text:list-item>
          <text:p text:style-name="P35">off_country_code: ciudad de destino</text:p>
          <text:p text:style-name="P35"/>
        </text:list-item>
      </text:list>
      <text:p text:style-name="P2"/>
      <text:p text:style-name="P7">Sistema de recomendación:</text:p>
      <text:p text:style-name="P2"/>
      <text:p text:style-name="P3">En paralelo a la preparación de los datos se fue desarrollando el sistema de recomendación. Puede verse la versión final en el notebook “ModeloRecomendacion.ipynb”. </text:p>
      <text:p text:style-name="P3"/>
      <text:p text:style-name="P9">El notebook modelo_parte2.ipynb contiene un ejemplo fácil de seguir para entender mejor como funciona el modelo de recomendación.</text:p>
      <text:p text:style-name="P2"/>
      <text:p text:style-name="P2"/>
      <text:p text:style-name="P4">POI:</text:p>
      <text:p text:style-name="P2"/>
      <text:p text:style-name="P2">Como parte de la aplicación final se desarrolló en un notebook la lógica necesaria para mostrar los POI de cada país según se recomendara uno u otro utilizando las APIs de Google y la librería Folium para generar mapas interactivos que contuvieran estos POI.</text:p>
      <text:p text:style-name="P2"/>
      <text:p text:style-name="P2"/>
      <text:p text:style-name="P2"/>
      <text:p text:style-name="P2">Una vez <text:span text:style-name="T1">desarrollados los módulos que se integrarían en la aplicación final tocaba pensar en la persistencia de la misma. Se vio necesario alimentar una BD SqLite3 con los datos de todos los países, para lo cual se desarrolló un script que lo insertara, el cual puede encontrarse en el notebook “Load_Countries.ipynb”. </text:span></text:p>
      <text:p text:style-name="P2"/>
      <text:p text:style-name="P2"/>
      <text:p text:style-name="P5">Otros archivos</text:p>
      <text:p text:style-name="P8"/>
      <text:list xml:id="list2242432450236188585" text:style-name="L1">
        <text:list-item>
          <text:p text:style-name="P14">El directorio SqLiteConector contiene un conector para utilizar contra la BD de SqLite3, fácilmente adaptable para otras BBDD como PostgreSQL.</text:p>
        </text:list-item>
        <text:list-item>
          <text:p text:style-name="P14">Se utilizó un archivo .gitignore para ignorar ciertos archivos en las subidas al repositorio.</text:p>
        </text:list-item>
        <text:list-item>
          <text:p text:style-name="P14">El notebook Sanic_Example.ipynb contiene un prototipo de Sanic, el cual implemente UVLOOP, la versión más óptima de asyncio, tecnología que ayudaría a resolver múltiples conexiones de manera asíncrona mediante el uso de rutinas mediante el uso de Python 3.X.</text:p>
          <text:p text:style-name="P12"/>
        </text:list-item>
      </text:list>
      <text:p text:style-name="P8"/>
      <text:p text:style-name="P6">MyDestiny</text:p>
      <text:p text:style-name="P9"/>
      <text:p text:style-name="P9"><text:soft-page-break/>La aplicación final se ha construido utilizando flask junto a flask-security. También se han utilizado como BD SqLite3 y como ORM Flask-SqlAlchemy, el cual es una adaptación de SqlAlchemy para Flask. </text:p>
      <text:p text:style-name="P9"/>
      <text:p text:style-name="P17">Conclusiones</text:p>
      <text:p text:style-name="P25"/>
      <text:p text:style-name="P25"/>
      <text:p text:style-name="P9"/>
      <text:p text:style-name="P26"/>
      <text:p text:style-name="P9"/>
      <text:p text:style-name="P9"/>
      <text:p text:style-name="P6">Manual de Usuario</text:p>
      <text:p text:style-name="P9"/>
      <text:p text:style-name="P9"/>
      <text:p text:style-name="P10">Comando para construir el contenedor:</text:p>
      <text:p text:style-name="P10"/>
      <text:p text:style-name="P10">docker build --no-cache --rm -t my_destiny .</text:p>
      <text:p text:style-name="P10"/>
      <text:p text:style-name="P10"/>
      <text:p text:style-name="P10">Comando para arrancar el contenedor:</text:p>
      <text:p text:style-name="P10"/>
      <text:p text:style-name="P10">docker run -d --name flask --restart=always --mount type=volume,src=vol_destiny,dst=/webapp my_destiny</text:p>
      <text:p text:style-name="P10"/>
      <text:p text:style-name="P10"/>
      <text:p text:style-name="P10">Debería arrancar en la dirección: http://172.17.0.2:8000</text:p>
      <text:p text:style-name="P10"/>
      <text:p text:style-name="P10">Si al hacer docker ps vemos que aparece pero que no podemos acceder a la url podemos ver donde debemos acceder utilizando:</text:p>
      <text:p text:style-name="P10">docker inspect --format '{{ .NetworkSettings.IPAddress }}' &lt;id_container&gt;</text:p>
      <text:p text:style-name="P9"/>
      <text:p text:style-name="P9"/>
      <text:p text:style-name="P18">Resumen herramientas utilizadas</text:p>
      <text:p text:style-name="P13"/>
      <text:p text:style-name="P15">IDE / Editor</text:p>
      <text:p text:style-name="P13">PyCharm</text:p>
      <text:p text:style-name="P32">Sublime Text</text:p>
      <text:p text:style-name="P13">Vi<text:span text:style-name="T4">m</text:span></text:p>
      <text:p text:style-name="P13"/>
      <text:p text:style-name="P20">VCS</text:p>
      <text:p text:style-name="P28">Git</text:p>
      <text:p text:style-name="P28"/>
      <text:p text:style-name="P20">Repositorio</text:p>
      <text:p text:style-name="P28">Github</text:p>
      <text:p text:style-name="P13"/>
      <text:p text:style-name="P21">Lenguajes</text:p>
      <text:p text:style-name="P13">Python 2.7.13</text:p>
      <text:p text:style-name="P13">Html</text:p>
      <text:p text:style-name="P13">Jquery</text:p>
      <text:p text:style-name="P13">Javascript</text:p>
      <text:p text:style-name="P13">Css</text:p>
      <text:p text:style-name="P13"/>
      <text:p text:style-name="P27"><text:soft-page-break/><text:span text:style-name="T2">Lib</text:span><text:span text:style-name="T3">r</text:span><text:span text:style-name="T2">erías</text:span></text:p>
      <text:p text:style-name="P13">Flask</text:p>
      <text:p text:style-name="P13">Flask-Security</text:p>
      <text:p text:style-name="P13">Flask-SqlAlchemy</text:p>
      <text:p text:style-name="P13">Folium</text:p>
      <text:p text:style-name="P13">Jinja2</text:p>
      <text:p text:style-name="P13">Numpy</text:p>
      <text:p text:style-name="P13">Pandas</text:p>
      <text:p text:style-name="P13">Sklearn</text:p>
      <text:p text:style-name="P13">Urllib3</text:p>
      <text:p text:style-name="P27">Pickle</text:p>
      <text:p text:style-name="P13"/>
      <text:p text:style-name="P15">Utilidades</text:p>
      <text:p text:style-name="P29">Bootstrap</text:p>
      <text:p text:style-name="P13">VirtualEnv</text:p>
      <text:p text:style-name="P13"/>
      <text:p text:style-name="P15">Base de datos</text:p>
      <text:p text:style-name="P13">SqLite3</text:p>
      <text:p text:style-name="P28">SqliteStudio (cliente de BD SqLite3)</text:p>
      <text:p text:style-name="P13"/>
      <text:p text:style-name="P13"/>
      <text:p text:style-name="P15">Despliegue</text:p>
      <text:p text:style-name="P13">Docker</text:p>
      <text:p text:style-name="P27">UWSGI</text:p>
      <text:p text:style-name="P9"/>
      <text:p text:style-name="P25">Si se requiere ver las librerías necesarias para poder ejecutar la aplicación de flask MyDestiny con las versiones utilizadas pueden verse en el archivo requirements.txt .</text:p>
      <text:p text:style-name="P9"/>
      <text:p text:style-name="P6">Bibliografía/Webgrafía</text:p>
      <text:p text:style-name="P9"/>
      <text:p text:style-name="P9"/>
      <text:p text:style-name="P9"/>
      <text:p text:style-name="P9"/>
      <text:p text:style-name="P9"/>
      <text:p text:style-name="P6">Trabajo a futuro</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1:14:12.211570752</meta:creation-date>
    <dc:date>2017-11-11T17:42:43.010668460</dc:date>
    <meta:editing-duration>PT25M8S</meta:editing-duration>
    <meta:editing-cycles>4</meta:editing-cycles>
    <meta:generator>LibreOffice/5.1.6.2$Linux_X86_64 LibreOffice_project/10m0$Build-2</meta:generator>
    <meta:document-statistic meta:table-count="0" meta:image-count="0" meta:object-count="0" meta:page-count="5" meta:paragraph-count="90" meta:word-count="990" meta:character-count="6156" meta:non-whitespace-character-count="5267"/>
  </office:meta>
</office:document-meta>
</file>